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2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3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4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5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6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7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8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9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10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11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12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13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14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15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16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17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18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19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20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21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22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23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24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25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26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27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28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29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30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31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32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33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34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35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36" style:parent-style-name="Normal" style:family="paragraph">
      <style:text-properties style:font-name="Times New Roman" style:font-name-complex="Times New Roman"/>
    </style:style>
  </office:automatic-styles>
  <office:body>
    <office:text text:use-soft-page-breaks="true">
      <text:h text:style-name="P1" text:outline-level="1">Parte 1: Google Docs</text:h>
      <text:p text:style-name="P2">•Roles:</text:p>
      <text:p text:style-name="P3">•Persona A será moderador/a.</text:p>
      <text:p text:style-name="P4">•Persona B será usuario/a.</text:p>
      <text:p text:style-name="P5">•Tareas a realizar por el usuario (de sencillas a más complejas):</text:p>
      <text:p text:style-name="P6">1.Crear un nuevo documento y escribir un párrafo.</text:p>
      <text:p text:style-name="P7">2.Aplicar estilo de título al primer renglón.</text:p>
      <text:p text:style-name="P8">3.Insertar una imagen desde el ordenador y ajustarla al ancho de la página.</text:p>
      <text:p text:style-name="P9">4.Insertar un enlace a una web dentro del texto.</text:p>
      <text:p text:style-name="P10">5.Compartir el documento con otra persona con permisos de edición.</text:p>
      <text:p text:style-name="P11"/>
      <text:p text:style-name="P12">•El moderador/a debe registrar lo ocurrido en una tabla como esta:</text:p>
      <text:p text:style-name="P13">Tarea<text:s/></text:p>
      <text:p text:style-name="P14">Tiempo empleado<text:s/></text:p>
      <text:p text:style-name="P15">Errores/dificultades<text:s/></text:p>
      <text:p text:style-name="P16">Comentarios del usuario<text:s/></text:p>
      <text:p text:style-name="P17"/>
      <text:h text:style-name="Título1" text:outline-level="1">Parte 2: Google Hojas de Cálculo</text:h>
      <text:p text:style-name="P18">•Roles invertidos:</text:p>
      <text:p text:style-name="P19">•Persona A será usuario/a.</text:p>
      <text:p text:style-name="P20">•Persona B será moderador/a.</text:p>
      <text:p text:style-name="P21">•Tareas a realizar por el usuario (de sencillas a más complejas):</text:p>
      <text:p text:style-name="P22">1.Crear una hoja nueva y renombrarla.</text:p>
      <text:p text:style-name="P23">2.Introducir una lista de 5 números en una columna.</text:p>
      <text:p text:style-name="P24">3.Calcular la suma de esos números con una fórmula.</text:p>
      <text:p text:style-name="P25">4.Ordenar la lista de números de mayor a menor.</text:p>
      <text:p text:style-name="P26">5.Dar formato a la columna: negrita, color de fondo y ajustar el ancho de las celdas.</text:p>
      <text:p text:style-name="P27">•El moderador/a debe registrar lo ocurrido en la misma tabla que en la primera parte.</text:p>
      <text:p text:style-name="P28">Entrega</text:p>
      <text:p text:style-name="P29"/>
      <text:h text:style-name="Título1" text:outline-level="1">Puesta en común</text:h>
      <text:p text:style-name="P30"/>
      <text:p text:style-name="P31">1.Las dos tablas completas (una de Google Docs y otra de Google Hojas de Cálculo).</text:p>
      <text:p text:style-name="P32">2.Una conclusión conjunta (5–10 líneas) que responda:</text:p>
      <text:p text:style-name="P33">•¿Qué diferencias de usabilidad habéis observado entre ambas aplicaciones?</text:p>
      <text:p text:style-name="P34">•¿Qué tareas resultaron más fáciles y cuáles más complejas?</text:p>
      <text:p text:style-name="P35">•¿Qué recomendaciones haríais para mejorar cada aplicación?</text:p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09-25T07:29:00Z</meta:creation-date>
    <dc:date>2025-09-25T08:32:00Z</dc:date>
    <meta:template xlink:href="Normal.dotm" xlink:type="simple"/>
    <meta:editing-cycles>2</meta:editing-cycles>
    <meta:editing-duration>PT120S</meta:editing-duration>
    <meta:document-statistic meta:page-count="1" meta:paragraph-count="2" meta:word-count="226" meta:character-count="1472" meta:row-count="10" meta:non-whitespace-character-count="1248"/>
  </office:meta>
</office:document-meta>
</file>